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2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2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28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29" style:family="paragraph" style:parent-style-name="Text_20_body" style:list-style-name="List_20_1">
      <style:text-properties officeooo:paragraph-rsid="001e0874"/>
    </style:style>
    <style:style style:name="P30" style:family="paragraph" style:parent-style-name="Text_20_body" style:list-style-name="List_20_1">
      <style:text-properties officeooo:paragraph-rsid="007d8a72"/>
    </style:style>
    <style:style style:name="P31" style:family="paragraph" style:parent-style-name="Text_20_body" style:list-style-name="List_20_1">
      <style:text-properties officeooo:paragraph-rsid="0092e182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7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8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89" style:family="paragraph" style:parent-style-name="Text_20_body" style:list-style-name="List_20_1">
      <style:text-properties officeooo:rsid="002c95d6" officeooo:paragraph-rsid="002c95d6"/>
    </style:style>
    <style:style style:name="P90" style:family="paragraph" style:parent-style-name="Text_20_body" style:list-style-name="List_20_1">
      <style:text-properties officeooo:rsid="00248fac" officeooo:paragraph-rsid="0026962c"/>
    </style:style>
    <style:style style:name="P91" style:family="paragraph" style:parent-style-name="Text_20_body" style:list-style-name="List_20_1">
      <style:text-properties officeooo:rsid="000e4396" officeooo:paragraph-rsid="000e4396"/>
    </style:style>
    <style:style style:name="P92" style:family="paragraph" style:parent-style-name="Text_20_body" style:list-style-name="List_20_1">
      <style:text-properties officeooo:rsid="0054f043" officeooo:paragraph-rsid="0054f043"/>
    </style:style>
    <style:style style:name="P93" style:family="paragraph" style:parent-style-name="Text_20_body" style:list-style-name="List_20_1">
      <style:text-properties officeooo:rsid="00644a75" officeooo:paragraph-rsid="00644a75"/>
    </style:style>
    <style:style style:name="P94" style:family="paragraph" style:parent-style-name="Text_20_body" style:list-style-name="List_20_1">
      <style:text-properties officeooo:rsid="00675976" officeooo:paragraph-rsid="00675976"/>
    </style:style>
    <style:style style:name="P95" style:family="paragraph" style:parent-style-name="Text_20_body" style:list-style-name="List_20_1">
      <style:text-properties officeooo:rsid="0072e92a" officeooo:paragraph-rsid="0072e92a"/>
    </style:style>
    <style:style style:name="P96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97" style:family="paragraph" style:parent-style-name="Text_20_body" style:list-style-name="List_20_1">
      <style:text-properties officeooo:rsid="007c885c" officeooo:paragraph-rsid="007c885c"/>
    </style:style>
    <style:style style:name="P98" style:family="paragraph" style:parent-style-name="Text_20_body" style:list-style-name="List_20_1">
      <style:text-properties officeooo:rsid="007d8a72" officeooo:paragraph-rsid="007d8a72"/>
    </style:style>
    <style:style style:name="P99" style:family="paragraph" style:parent-style-name="Text_20_body" style:list-style-name="List_20_1">
      <style:text-properties officeooo:rsid="007e1141" officeooo:paragraph-rsid="007e1141"/>
    </style:style>
    <style:style style:name="P100" style:family="paragraph" style:parent-style-name="Text_20_body" style:list-style-name="List_20_1">
      <style:text-properties officeooo:rsid="008236d9" officeooo:paragraph-rsid="008236d9"/>
    </style:style>
    <style:style style:name="P101" style:family="paragraph" style:parent-style-name="Text_20_body" style:list-style-name="List_20_1">
      <style:text-properties officeooo:rsid="009924a5" officeooo:paragraph-rsid="009924a5"/>
    </style:style>
    <style:style style:name="P102" style:family="paragraph" style:parent-style-name="Text_20_body" style:list-style-name="List_20_1">
      <style:text-properties officeooo:rsid="0099405f" officeooo:paragraph-rsid="0099405f"/>
    </style:style>
    <style:style style:name="P103" style:family="paragraph" style:parent-style-name="Text_20_body" style:list-style-name="List_20_1">
      <style:text-properties officeooo:rsid="009ce3b1" officeooo:paragraph-rsid="009ce3b1"/>
    </style:style>
    <style:style style:name="P104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officeooo:paragraph-rsid="01252b0d"/>
    </style:style>
    <style:style style:name="P105" style:family="paragraph" style:parent-style-name="Text_20_body" style:list-style-name="Numbering_20_ivx">
      <style:text-properties officeooo:paragraph-rsid="013d66fc"/>
    </style:style>
    <style:style style:name="P10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252b0d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3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 loext:padding="0cm" loext:border="none"/>
    </style:style>
    <style:style style:name="T3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3" style:family="text">
      <style:text-properties fo:font-variant="normal" fo:text-transform="none" fo:color="#000000" style:font-name="Liberation Serif" fo:font-size="11pt" fo:letter-spacing="normal" fo:font-style="normal" fo:font-weight="normal" officeooo:rsid="013bfc82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style:font-name="Liberation Serif" fo:font-size="11pt" fo:letter-spacing="normal" fo:font-style="normal" fo:font-weight="normal" officeooo:rsid="013bfc82" style:font-size-asian="11pt" style:font-weight-asian="normal" style:font-size-complex="11pt" style:font-weight-complex="normal" loext:padding="0cm" loext:border="none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6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37" style:family="text">
      <style:text-properties fo:font-variant="normal" fo:text-transform="none" fo:color="#24292f" style:font-name="ui-monospace" fo:font-size="9.75pt" fo:letter-spacing="normal" fo:font-style="normal" fo:font-weight="normal" loext:padding="0cm" loext:border="none"/>
    </style:style>
    <style:style style:name="T38" style:family="text">
      <style:text-properties loext:padding="0cm" loext:border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f6d258"/>
    </style:style>
    <style:style style:name="T41" style:family="text">
      <style:text-properties officeooo:rsid="00f7a9e3"/>
    </style:style>
    <style:style style:name="T42" style:family="text">
      <style:text-properties officeooo:rsid="00f9c412"/>
    </style:style>
    <style:style style:name="T43" style:family="text">
      <style:text-properties fo:font-size="13pt" fo:font-weight="bold" style:font-size-asian="13pt" style:font-weight-asian="bold" style:font-size-complex="13pt" style:font-weight-complex="bold"/>
    </style:style>
    <style:style style:name="T44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5" style:family="text">
      <style:text-properties fo:font-size="13pt" fo:font-weight="bold" officeooo:rsid="0145986e" style:font-size-asian="13pt" style:font-weight-asian="bold" style:font-size-complex="13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<text:tab/><text:tab/><text:tab/><text:tab/><text:tab/>GIT</text:p>
      <text:h text:style-name="P1" text:outline-level="2"><text:span text:style-name="T1">1. </text:span>What is Git?</text:h>
      <text:list xml:id="list1858068201" text:style-name="List_20_1">
        <text:list-item>
          <text:p text:style-name="P32">Git is popular version control system.<text:tab/></text:p>
        </text:list-item>
        <text:list-item>
          <text:p text:style-name="P89"><text:span text:style-name="T3">I</text:span><text:span text:style-name="T2">nstalling Git </text:span></text:p>
          <text:list>
            <text:list-header>
              <text:p text:style-name="P89"><text:span text:style-name="T22">syntax :-</text:span><text:span text:style-name="T2"> sudo apt install git.</text:span></text:p>
            </text:list-header>
          </text:list>
        </text:list-item>
        <text:list-item>
          <text:p text:style-name="P90"><text:span text:style-name="T3">G</text:span><text:span text:style-name="T2">it version :- 2.25.1</text:span></text:p>
          <text:list>
            <text:list-header>
              <text:p text:style-name="P90"><text:span text:style-name="T23">syntax:- </text:span><text:span text:style-name="T5">git --version</text:span><text:span text:style-name="T2"> </text:span></text:p>
            </text:list-header>
          </text:list>
        </text:list-item>
        <text:list-item>
          <text:p text:style-name="P91"><text:span text:style-name="T3">U</text:span><text:span text:style-name="T2">sed for:-</text:span></text:p>
        </text:list-item>
      </text:list>
      <text:list xml:id="list2289059914" text:style-name="Numbering_20_123">
        <text:list-item>
          <text:list>
            <text:list-item>
              <text:list>
                <text:list-item>
                  <text:p text:style-name="P33">Tracking code changes.</text:p>
                </text:list-item>
                <text:list-item>
                  <text:p text:style-name="P33">Tracking who made changes.</text:p>
                </text:list-item>
                <text:list-item>
                  <text:p text:style-name="P33">Coding collaboration.</text:p>
                </text:list-item>
              </text:list>
            </text:list-item>
          </text:list>
        </text:list-item>
      </text:list>
      <text:p text:style-name="P4">2. What does Git do?</text:p>
      <text:list xml:id="list162651680801591" text:continue-list="list1858068201" text:style-name="List_20_1">
        <text:list-item>
          <text:p text:style-name="P34">Manage projects with Repositories.</text:p>
        </text:list-item>
        <text:list-item>
          <text:p text:style-name="P34">Clone a project to work on a local copy.</text:p>
        </text:list-item>
        <text:list-item>
          <text:p text:style-name="P34">Control and track changes with staging and committing.</text:p>
        </text:list-item>
        <text:list-item>
          <text:p text:style-name="P34">Branch and merge to allow for work on different parts and versions of a project.</text:p>
        </text:list-item>
        <text:list-item>
          <text:p text:style-name="P35">Pull the latest version of the project to a local copy.</text:p>
        </text:list-item>
        <text:list-item>
          <text:p text:style-name="P36">Push local updates to main project.</text:p>
        </text:list-item>
      </text:list>
      <text:p text:style-name="P2">3. Working with Git</text:p>
      <text:list xml:id="list162652641444513" text:continue-numbering="true" text:style-name="List_20_1">
        <text:list-item>
          <text:p text:style-name="P29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37">Git now creates a hidden folder to keep track of changes in that folder</text:p>
        </text:list-item>
        <text:list-item>
          <text:p text:style-name="P29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29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29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37">Git allows you to see the full history of every commit.</text:p>
        </text:list-item>
        <text:list-item>
          <text:p text:style-name="P37">You can revert back to any previous commit.</text:p>
        </text:list-item>
        <text:list-item>
          <text:p text:style-name="P37">Git does not store a separate copy of every file in every commit, but keeps track of changes made in each commit!</text:p>
        </text:list-item>
      </text:list>
      <text:p text:style-name="P3">4. What is GitHub?</text:p>
      <text:list xml:id="list3661511697" text:style-name="L1">
        <text:list-item>
          <text:p text:style-name="P106">Git is not the same as GitHub.</text:p>
        </text:list-item>
        <text:list-item>
          <text:p text:style-name="P106">GitHub makes tools that use Git.</text:p>
        </text:list-item>
        <text:list-item>
          <text:p text:style-name="P38">GitHub is the largest host of source code in the world, and has been owned by Microsoft since 2018.</text:p>
        </text:list-item>
      </text:list>
      <text:p text:style-name="P25"/>
      <text:p text:style-name="P25"/>
      <text:p text:style-name="P24"><text:soft-page-break/></text:p>
      <text:p text:style-name="P14">5. Installing Git :-</text:p>
      <text:list xml:id="list162653005157473" text:continue-list="list162652641444513" text:style-name="List_20_1">
        <text:list-item>
          <text:p text:style-name="P39">sudo apt install git-all</text:p>
        </text:list-item>
        <text:list-item>
          <text:p text:style-name="P92"><text:span text:style-name="T6">S</text:span><text:span text:style-name="T2">et up username and email.</text:span></text:p>
          <text:list>
            <text:list-header>
              <text:p text:style-name="P39">$ <text:span text:style-name="T38">git config</text:span> <text:span text:style-name="T38">--global</text:span> user.name <text:span text:style-name="T38">"yourusername"</text:span><text:line-break/>$ <text:span text:style-name="T38">git config</text:span> <text:span text:style-name="T38">--global</text:span> user.email <text:span text:style-name="T38">"</text:span><text:a xlink:type="simple" xlink:href="mailto:yourusername@example.com" text:style-name="Internet_20_link" text:visited-style-name="Visited_20_Internet_20_Link"><text:span text:style-name="T38">yourusername@example.com</text:span></text:a><text:span text:style-name="T38">"</text:span></text:p>
            </text:list-header>
          </text:list>
        </text:list-item>
        <text:list-item>
          <text:p text:style-name="P44">To check if the configuration have been set properly </text:p>
          <text:list>
            <text:list-header>
              <text:p text:style-name="P44">git config --list</text:p>
            </text:list-header>
          </text:list>
        </text:list-item>
      </text:list>
      <text:p text:style-name="P5">6. git init command</text:p>
      <text:list xml:id="list162653168169257" text:continue-numbering="true" text:style-name="List_20_1">
        <text:list-item>
          <text:p text:style-name="P40">You can tell Git to monitor this directory.</text:p>
        </text:list-item>
        <text:list-item>
          <text:p text:style-name="P41">It is used for create and initialized the git directory (repo) in our system.</text:p>
        </text:list-item>
        <text:list-item>
          <text:p text:style-name="P41">For initiazlization :- git init</text:p>
        </text:list-item>
        <text:list-item>
          <text:p text:style-name="P41">For createing new repo with initialization :- git init new</text:p>
        </text:list-item>
      </text:list>
      <text:p text:style-name="P6">7. git add command</text:p>
      <text:list xml:id="list162652220410297" text:continue-numbering="true" text:style-name="List_20_1">
        <text:list-item>
          <text:p text:style-name="P42">To make file tracked , we use add command.</text:p>
          <text:list>
            <text:list-header>
              <text:p text:style-name="P42">Syntax:- git add file_name <text:s text:c="2"/>or <text:s text:c="2"/>git add . <text:s text:c="3"/>(to add everything in the dir).</text:p>
            </text:list-header>
          </text:list>
        </text:list-item>
      </text:list>
      <text:p text:style-name="P7">8. git commit command</text:p>
      <text:list xml:id="list162651984589163" text:continue-numbering="true" text:style-name="List_20_1">
        <text:list-item>
          <text:p text:style-name="P43">So even though Git is tracking index.html, there isn’t anything in the Git repository about the file yet.</text:p>
        </text:list-item>
        <text:list-item>
          <text:p text:style-name="P45">Used for commit the chnages in current repo.</text:p>
          <text:list>
            <text:list-header>
              <text:p text:style-name="P46">git commit -m “comment which you want”</text:p>
            </text:list-header>
          </text:list>
        </text:list-item>
      </text:list>
      <text:p text:style-name="P8">9. <text:s/>git status</text:p>
      <text:list xml:id="list162651935065721" text:continue-numbering="true" text:style-name="List_20_1">
        <text:list-item>
          <text:p text:style-name="P47">shows the current condition of working directory</text:p>
          <text:p text:style-name="P47"><text:s/>syntax :- git status</text:p>
        </text:list-item>
      </text:list>
      <text:p text:style-name="P9">10. git log</text:p>
      <text:list xml:id="list162651238829042" text:continue-numbering="true" text:style-name="List_20_1">
        <text:list-item>
          <text:p text:style-name="P48">Log command shows the history.</text:p>
        </text:list-item>
        <text:list-item>
          <text:p text:style-name="P49">Provide messages commit in past , author , date and time.</text:p>
        </text:list-item>
        <text:list-item>
          <text:p text:style-name="P49">For only 5 comments :- git log -n 5</text:p>
        </text:list-item>
        <text:list-item>
          <text:p text:style-name="P49">By date :- git log --since = yyyy-mm-dd</text:p>
        </text:list-item>
        <text:list-item>
          <text:p text:style-name="P49">Till the date :- git log --until = yyyy-mm-dd</text:p>
        </text:list-item>
        <text:list-item>
          <text:p text:style-name="P49">By author name :- git log author = “Sachin-beryl”</text:p>
        </text:list-item>
        <text:list-item>
          <text:p text:style-name="P49">Using messages specific words :- </text:p>
          <text:list>
            <text:list-item>
              <text:list>
                <text:list-header>
                  <text:p text:style-name="P49">git log --grep = “Init”</text:p>
                  <text:p text:style-name="P49">git log --grep = “Bugfix”</text:p>
                  <text:p text:style-name="P49">git log –grep = “github issue”</text:p>
                </text:list-header>
              </text:list>
            </text:list-item>
          </text:list>
        </text:list-item>
      </text:list>
      <text:p text:style-name="P10"><text:soft-page-break/>11. git rm command</text:p>
      <text:list xml:id="list162652386541455" text:continue-numbering="true" text:style-name="List_20_1">
        <text:list-item>
          <text:p text:style-name="P50">git rm “fle-name”</text:p>
        </text:list-item>
        <text:list-item>
          <text:p text:style-name="P51">git rm -r “file_name” <text:s/>(repo having sub-repo).</text:p>
          <text:list>
            <text:list-header>
              <text:p text:style-name="P52">Steps for remove repo</text:p>
              <text:p text:style-name="P52">1. git rm “file_name”</text:p>
              <text:p text:style-name="P52">2. git commit -m “comment”</text:p>
              <text:p text:style-name="P52">3. git push &lt;remote-name&gt; &lt;branch-name&gt;</text:p>
            </text:list-header>
          </text:list>
        </text:list-item>
        <text:list-item>
          <text:p text:style-name="P53">rm –cached (for delete from only online , not on system)</text:p>
        </text:list-item>
        <text:list-item>
          <text:p text:style-name="P53">rm –dry-run <text:s/>(remove not actually , we can see an output of the file)</text:p>
        </text:list-item>
      </text:list>
      <text:p text:style-name="P11">12. git pull</text:p>
      <text:list xml:id="list162651709024671" text:continue-numbering="true" text:style-name="List_20_1">
        <text:list-item>
          <text:p text:style-name="P54">Used to fetch and download content from a remote repository and immediately update the local repo to match that content.</text:p>
        </text:list-item>
        <text:list-item>
          <text:p text:style-name="P93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94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2">13. git push</text:p>
      <text:list xml:id="list162652553479773" text:continue-numbering="true" text:style-name="List_20_1">
        <text:list-item>
          <text:p text:style-name="P55">used to push all commits from local repo to online repository.</text:p>
          <text:p text:style-name="P95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96">Create any folder </text:p>
                  <text:p text:style-name="P96">cd folder</text:p>
                  <text:p text:style-name="P96">git init</text:p>
                  <text:p text:style-name="P96">gir remote add &lt;remote&gt;&lt;ssh-link&gt;</text:p>
                  <text:p text:style-name="P96">git pull &lt;remote&gt;&lt;branch&gt;</text:p>
                </text:list-header>
              </text:list>
            </text:list-item>
          </text:list>
        </text:list-item>
      </text:list>
      <text:p text:style-name="P13">14. git remote add origin url:-</text:p>
      <text:list xml:id="list162651338823111" text:continue-numbering="true" text:style-name="List_20_1">
        <text:list-item>
          <text:p text:style-name="P86">first by SSH key</text:p>
          <text:list>
            <text:list-item>
              <text:list>
                <text:list-item>
                  <text:p text:style-name="P56">check for ssh key :- ls -l ~/.ssh/id_*.pub</text:p>
                </text:list-item>
                <text:list-item>
                  <text:p text:style-name="P97"><text:span text:style-name="T2">if not present then </text:span><text:span text:style-name="T22">generate new ssh key</text:span></text:p>
                  <text:list>
                    <text:list-header>
                      <text:p text:style-name="P56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6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6"><text:tab/> <text:s text:c="10"/>ssh -keygen</text:p>
      <text:list xml:id="list162652860030578" text:continue-numbering="true" text:style-name="List_20_1">
        <text:list-item>
          <text:list>
            <text:list-item>
              <text:list>
                <text:list-item>
                  <text:p text:style-name="P30"><text:span text:style-name="T10">Then go to location of </text:span><text:span text:style-name="T26">id_rsa.pub</text:span></text:p>
                  <text:list>
                    <text:list-header>
                      <text:p text:style-name="P57">eg :- Home/beryl/.ssh/id_rsa.pub</text:p>
                    </text:list-header>
                    <text:list-item>
                      <text:p text:style-name="P98"><text:span text:style-name="T9">c</text:span><text:span text:style-name="T2">opy the key from the file </text:span><text:span text:style-name="T22">(entire file)</text:span></text:p>
                    </text:list-item>
                    <text:list-item>
                      <text:p text:style-name="P57">then go to github profile setting -&gt; Access (ssh and gpg key) -&gt; click new ssh key -&gt; paste the key -&gt; press add ssh key.</text:p>
                    </text:list-item>
                    <text:list-item>
                      <text:p text:style-name="P58"><text:soft-page-break/>Now go to file loaction which you want to upload on github, open terminal there. And executing below commands .</text:p>
                      <text:list>
                        <text:list-header>
                          <text:p text:style-name="P58">git init</text:p>
                          <text:p text:style-name="P58">git add file or folder_name</text:p>
                          <text:p text:style-name="P58">git commit -m “Comment”</text:p>
                          <text:p text:style-name="P58">git branch -M main</text:p>
                          <text:p text:style-name="P99"><text:span text:style-name="T2">git remote add origin </text:span><text:span text:style-name="T22">url </text:span><text:span text:style-name="T2"><text:s text:c="11"/></text:span><text:span text:style-name="T22">:- url-</text:span><text:span text:style-name="T27">&gt;</text:span><text:span text:style-name="T22">( </text:span><text:a xlink:type="simple" xlink:href="mailto:git@github.com" text:style-name="Internet_20_link" text:visited-style-name="Visited_20_Internet_20_Link"><text:span text:style-name="T24">git@github.</text:span></text:a><text:a xlink:type="simple" xlink:href="mailto:git@github.com" text:style-name="Internet_20_link" text:visited-style-name="Visited_20_Internet_20_Link">com</text:a><text:span text:style-name="T25">:Sachin-beryl/demo-for-ssh.git)</text:span></text:p>
                          <text:p text:style-name="P100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By HTTPs :-</text:p>
          <text:list>
            <text:list-item>
              <text:list>
                <text:list-item>
                  <text:p text:style-name="P59">git init</text:p>
                  <text:p text:style-name="P59">git add file or folder_name</text:p>
                  <text:p text:style-name="P59">git commit -m “commant”</text:p>
                  <text:p text:style-name="P59">git branch -M main</text:p>
                  <text:p text:style-name="P31"><text:span text:style-name="T13">git remote add origin </text:span><text:span text:style-name="T27">url </text:span><text:span text:style-name="T13"><text:s text:c="5"/></text:span><text:span text:style-name="T27">:- url -&gt;(https://github.com/sachin-beryl/Training.git)</text:span></text:p>
                  <text:p text:style-name="P31"><text:span text:style-name="T13">git push -u origin main </text:span><text:span text:style-name="T12"><text:tab/></text:span></text:p>
                </text:list-item>
                <text:list-item>
                  <text:p text:style-name="P60">After executing above command enter username and password of github.</text:p>
                </text:list-item>
                <text:list-item>
                  <text:p text:style-name="P101"><text:span text:style-name="T14">I</text:span><text:span text:style-name="T22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2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103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1">Now use the token as password .</text:p>
                </text:list-item>
              </text:list>
            </text:list-item>
          </text:list>
        </text:list-item>
      </text:list>
      <text:p text:style-name="P15">15 . To re-set remote url </text:p>
      <text:list xml:id="list162651849035801" text:continue-numbering="true" text:style-name="List_20_1">
        <text:list-item>
          <text:p text:style-name="P62">Copy the url from the github (http or ssh)</text:p>
        </text:list-item>
        <text:list-item>
          <text:p text:style-name="P62">syntax :- git remote set-url origin <text:span text:style-name="T39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16">16. git help</text:p>
      <text:list xml:id="list162652418044909" text:continue-numbering="true" text:style-name="List_20_1">
        <text:list-item>
          <text:p text:style-name="P63">helps to understand the git commands</text:p>
          <text:list>
            <text:list-header>
              <text:p text:style-name="P63"><text:span text:style-name="T39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6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63">similar to man command</text:p>
          <text:list>
            <text:list-header>
              <text:p text:style-name="P63"><text:span text:style-name="T39">syntax :-</text:span> man git log</text:p>
            </text:list-header>
          </text:list>
        </text:list-item>
      </text:list>
      <text:p text:style-name="P27"/>
      <text:p text:style-name="P27"/>
      <text:p text:style-name="P27"/>
      <text:p text:style-name="P27"/>
      <text:p text:style-name="P17"><text:soft-page-break/>17. git rm</text:p>
      <text:list xml:id="list162651911450131" text:continue-numbering="true" text:style-name="List_20_1">
        <text:list-item>
          <text:p text:style-name="P87">steps :-</text:p>
          <text:list>
            <text:list-item>
              <text:list>
                <text:list-item>
                  <text:list>
                    <text:list-item>
                      <text:p text:style-name="P64">git rm “file_name”</text:p>
                    </text:list-item>
                    <text:list-item>
                      <text:p text:style-name="P64">git commit -m “message”</text:p>
                    </text:list-item>
                    <text:list-item>
                      <text:p text:style-name="P64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Remove repo with sub-repo <text:s text:c="3"/>syntax :- git rm -r <text:s/>“file name” </text:p>
        </text:list-item>
      </text:list>
      <text:p text:style-name="P18">18. git checkout</text:p>
      <text:list xml:id="list162652805625945" text:continue-numbering="true" text:style-name="List_20_1">
        <text:list-item>
          <text:p text:style-name="P66">use to make branch and navigate between the branches.</text:p>
        </text:list-item>
        <text:list-item>
          <text:p text:style-name="P66">Create new branch :- git checkout -b name_of_name</text:p>
        </text:list-item>
        <text:list-item>
          <text:p text:style-name="P66">switch to new branch :- git checkout name_of_branch</text:p>
        </text:list-item>
        <text:list-item>
          <text:p text:style-name="P66">copy all data from one to another branch :- git checkout -b <text:span text:style-name="T39">destination_branch_name <text:s/>source_branch_name</text:span></text:p>
        </text:list-item>
      </text:list>
      <text:p text:style-name="P19">19. git branch</text:p>
      <text:list xml:id="list162651654706222" text:continue-numbering="true" text:style-name="List_20_1">
        <text:list-item>
          <text:p text:style-name="P67">To check name of branches for that git location.</text:p>
        </text:list-item>
        <text:list-item>
          <text:p text:style-name="P67"><text:span text:style-name="T39">Syntax :- </text:span>git branch </text:p>
        </text:list-item>
      </text:list>
      <text:p text:style-name="P21">20. merge branches</text:p>
      <text:list xml:id="list162652138413590" text:continue-numbering="true" text:style-name="List_20_1">
        <text:list-item>
          <text:p text:style-name="P68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Syntax :- git merge branch_name<text:span text:style-name="T40">(branch which you want to merge </text:span><text:span text:style-name="T41">with main branch).</text:span></text:p>
                        </text:list-item>
                        <text:list-item>
                          <text:p text:style-name="P71">If conflict , then remove conflict.</text:p>
                        </text:list-item>
                        <text:list-item>
                          <text:p text:style-name="P71">git add .</text:p>
                        </text:list-item>
                        <text:list-item>
                          <text:p text:style-name="P71">Then commit the merge (git commit -m “merging branches”)</text:p>
                          <text:p text:style-name="P70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2<text:span text:style-name="T42">1</text:span>. To make change in comment</text:p>
      <text:list xml:id="list162651962222672" text:continue-numbering="true" text:style-name="List_20_1">
        <text:list-item>
          <text:p text:style-name="P72">git commit --amend -&gt; it will open vim editor -&gt; add message in vim -&gt; wq to save message and exit the vim editor. <text:s/></text:p>
        </text:list-item>
      </text:list>
      <text:p text:style-name="P22">22. git diff</text:p>
      <text:list xml:id="list162651796946119" text:continue-numbering="true" text:style-name="List_20_1">
        <text:list-item>
          <text:p text:style-name="P73">View changes in working dir </text:p>
          <text:list>
            <text:list-header>
              <text:p text:style-name="P73"><text:span text:style-name="T39">syntax :- </text:span>git diff</text:p>
            </text:list-header>
          </text:list>
        </text:list-item>
        <text:list-item>
          <text:p text:style-name="P74">View changes in staged level</text:p>
          <text:list>
            <text:list-header>
              <text:p text:style-name="P74"><text:span text:style-name="T39">synatx :-</text:span> git diff --staged or --cached</text:p>
            </text:list-header>
          </text:list>
        </text:list-item>
      </text:list>
      <text:p text:style-name="P23">23. git clone</text:p>
      <text:list xml:id="list162652523740544" text:continue-numbering="true" text:style-name="List_20_1">
        <text:list-item>
          <text:p text:style-name="P75">Use to clone the remote repo </text:p>
          <text:list>
            <text:list-item>
              <text:list>
                <text:list-header>
                  <text:p text:style-name="P75"><text:span text:style-name="T39">syntax :-</text:span> git clone ssh_or_http_address_of_git_repo.</text:p>
                </text:list-header>
              </text:list>
            </text:list-item>
          </text:list>
        </text:list-item>
      </text:list>
      <text:p text:style-name="P76"/>
      <text:p text:style-name="P76"><text:soft-page-break/><text:tab/><text:tab/><text:tab/><text:span text:style-name="T43">Note:- Pull request and merge branches process</text:span></text:p>
      <text:list xml:id="list320620404" text:style-name="Numbering_20_IVX">
        <text:list-item>
          <text:p text:style-name="P104"><text:span text:style-name="T18">Create new branch :- <text:s text:c="2"/>git checkout -b sachin.</text:span></text:p>
        </text:list-item>
        <text:list-item>
          <text:p text:style-name="P77">Now you are in sachin branch , make pull request for main or master branch or for any branch you want.</text:p>
          <text:list>
            <text:list-header>
              <text:p text:style-name="P77"><text:span text:style-name="T39">Syntax :-</text:span> git pull origin name_of_branch_from_you_want_to_pull</text:p>
              <text:p text:style-name="P77"><text:span text:style-name="T39">eg :-</text:span> git pull origin main.</text:p>
            </text:list-header>
          </text:list>
        </text:list-item>
        <text:list-item>
          <text:p text:style-name="P78">Now you have updated content from main branch, make changes you want to do.</text:p>
        </text:list-item>
        <text:list-item>
          <text:p text:style-name="P78">git add .</text:p>
        </text:list-item>
        <text:list-item>
          <text:p text:style-name="P78">git commit -m “change by sachin branch”</text:p>
        </text:list-item>
        <text:list-item>
          <text:p text:style-name="P78">git push -u origin sachin (name must be of created branch).</text:p>
        </text:list-item>
        <text:list-item>
          <text:p text:style-name="P79">Switch to main or master branch for approvel and merge.</text:p>
          <text:list>
            <text:list-item>
              <text:list>
                <text:list-header>
                  <text:p text:style-name="P79"><text:span text:style-name="T39">Switch branch syntax :-</text:span> git checkout main or master</text:p>
                </text:list-header>
              </text:list>
            </text:list-item>
          </text:list>
        </text:list-item>
        <text:list-item>
          <text:p text:style-name="P80"><text:span text:style-name="T39">merge syntax :-</text:span> git merge sachin</text:p>
        </text:list-item>
        <text:list-item>
          <text:p text:style-name="P81">git add .</text:p>
        </text:list-item>
        <text:list-item>
          <text:p text:style-name="P81">git commit -m “merge branch sachin with main”</text:p>
        </text:list-item>
        <text:list-item>
          <text:p text:style-name="P81">git push -u origin main.</text:p>
        </text:list-item>
        <text:list-item>
          <text:p text:style-name="P82">YOUR FILE IS NOW MERGED WITH MAIN BRANCH</text:p>
        </text:list-item>
      </text:list>
      <text:p text:style-name="P83"/>
      <text:p text:style-name="P83"><text:tab/><text:tab/><text:tab/><text:tab/><text:tab/><text:span text:style-name="T44">Resolving Conflict </text:span><text:span text:style-name="T45">Process</text:span></text:p>
      <text:list xml:id="list3538461645" text:style-name="Numbering_20_ivx">
        <text:list-item>
          <text:p text:style-name="P84">if conflict occur will merging branches because two branches made change for same thing.</text:p>
        </text:list-item>
        <text:list-item>
          <text:p text:style-name="P84">Then owner will decide which change can be used.</text:p>
        </text:list-item>
        <text:list-item>
          <text:p text:style-name="P84">Open conflicted file in vim.</text:p>
          <text:list>
            <text:list-header>
              <text:p text:style-name="P84"><text:span text:style-name="T39">Syntax :- </text:span>vim file_name.</text:p>
              <text:p text:style-name="P105"><text:span text:style-name="T28">Note :-</text:span><text:span text:style-name="T19"> <text:s/></text:span><text:span text:style-name="T20">To see the beginning of the merge conflict in your file, search the file for the conflict marker</text:span><text:span text:style-name="T29"> </text:span><text:span text:style-name="Source_20_Text"><text:span text:style-name="T32">&lt;&lt;&lt;&lt;&lt;&lt;&lt;</text:span></text:span><text:span text:style-name="T31">. </text:span><text:span text:style-name="T20">When you open the file in your text editor, you'll see the changes from the HEAD or base branch after the line</text:span><text:span text:style-name="T31"> </text:span><text:span text:style-name="Source_20_Text"><text:span text:style-name="T32">&lt;&lt;&lt;&lt;&lt;&lt;&lt; </text:span></text:span><text:span text:style-name="Source_20_Text"><text:span text:style-name="T21">HEAD</text:span></text:span><text:span text:style-name="T20">. Next, you'll see </text:span><text:span text:style-name="Source_20_Text"><text:span text:style-name="T32">=======</text:span></text:span><text:span text:style-name="T20">, which divides your changes from the changes in the other branch, followed by </text:span><text:span text:style-name="Source_20_Text"><text:span text:style-name="T32">&gt;&gt;&gt;&gt;&gt;&gt;&gt;</text:span></text:span><text:span text:style-name="Source_20_Text"><text:span text:style-name="T21"> BRANCH-NAME</text:span></text:span><text:span text:style-name="T20">.</text:span></text:p>
            </text:list-header>
          </text:list>
        </text:list-item>
        <text:list-item>
          <text:p text:style-name="P84">Makes changes in vim and save it.</text:p>
        </text:list-item>
        <text:list-item>
          <text:p text:style-name="P85">git add .</text:p>
        </text:list-item>
        <text:list-item>
          <text:p text:style-name="P85">git commit -m “message”</text:p>
        </text:list-item>
        <text:list-item>
          <text:p text:style-name="P85">git push -u origin mai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6:26:45.940302976</dc:date>
    <meta:editing-duration>PT3H31M42S</meta:editing-duration>
    <meta:editing-cycles>83</meta:editing-cycles>
    <meta:generator>LibreOffice/6.4.7.2$Linux_X86_64 LibreOffice_project/40$Build-2</meta:generator>
    <meta:document-statistic meta:table-count="0" meta:image-count="0" meta:object-count="0" meta:page-count="6" meta:paragraph-count="180" meta:word-count="1494" meta:character-count="7724" meta:non-whitespace-character-count="6473"/>
  </office:meta>
</office:document-meta>
</file>